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984cm" fo:margin-left="-0.191cm" fo:margin-top="0cm" fo:margin-bottom="0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min-row-height="1.506cm" style:keep-together="true" fo:keep-together="auto"/>
    </style:style>
    <style:style style:name="Tableau2" style:family="table">
      <style:table-properties style:width="15.984cm" fo:margin-left="-0.191cm" fo:margin-top="0cm" fo:margin-bottom="0cm" table:align="left" style:writing-mode="lr-tb"/>
    </style:style>
    <style:style style:name="Tableau2.A" style:family="table-column">
      <style:table-column-properties style:column-width="7.992cm"/>
    </style:style>
    <style:style style:name="Tableau2.B" style:family="table-column">
      <style:table-column-properties style:column-width="7.99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0.018cm solid #00000a"/>
    </style:style>
    <style:style style:name="Tableau3" style:family="table">
      <style:table-properties style:width="15.984cm" fo:margin-left="-0.191cm" fo:margin-top="0cm" fo:margin-bottom="0cm" table:align="left" style:writing-mode="lr-tb"/>
    </style:style>
    <style:style style:name="Tableau3.A" style:family="table-column">
      <style:table-column-properties style:column-width="5.327cm"/>
    </style:style>
    <style:style style:name="Tableau3.B" style:family="table-column">
      <style:table-column-properties style:column-width="5.325cm"/>
    </style:style>
    <style:style style:name="Tableau3.C" style:family="table-column">
      <style:table-column-properties style:column-width="5.33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padding-left="0.191cm" fo:padding-right="0.191cm" fo:padding-top="0cm" fo:padding-bottom="0cm" fo:border="0.018cm solid #00000a"/>
    </style:style>
    <style:style style:name="Tableau4" style:family="table">
      <style:table-properties style:width="15.984cm" fo:margin-left="-0.191cm" fo:margin-top="0cm" fo:margin-bottom="0cm" table:align="left" style:writing-mode="lr-tb"/>
    </style:style>
    <style:style style:name="Tableau4.A" style:family="table-column">
      <style:table-column-properties style:column-width="5.327cm"/>
    </style:style>
    <style:style style:name="Tableau4.B" style:family="table-column">
      <style:table-column-properties style:column-width="5.325cm"/>
    </style:style>
    <style:style style:name="Tableau4.C" style:family="table-column">
      <style:table-column-properties style:column-width="5.33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padding-left="0.191cm" fo:padding-right="0.191cm" fo:padding-top="0cm" fo:padding-bottom="0cm" fo:border="0.018cm solid #00000a"/>
    </style:style>
    <style:style style:name="Tableau5" style:family="table">
      <style:table-properties style:width="15.984cm" fo:margin-left="-0.191cm" fo:margin-top="0cm" fo:margin-bottom="0cm" table:align="left" style:writing-mode="lr-tb"/>
    </style:style>
    <style:style style:name="Tableau5.A" style:family="table-column">
      <style:table-column-properties style:column-width="5.327cm"/>
    </style:style>
    <style:style style:name="Tableau5.B" style:family="table-column">
      <style:table-column-properties style:column-width="5.325cm"/>
    </style:style>
    <style:style style:name="Tableau5.C" style:family="table-column">
      <style:table-column-properties style:column-width="5.332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paragraph-properties fo:margin-top="0.15cm" fo:margin-bottom="0cm" fo:line-height="100%"/>
    </style:style>
    <style:style style:name="P3" style:family="paragraph" style:parent-style-name="Text_20_body">
      <style:paragraph-properties fo:margin-top="0.15cm" fo:margin-bottom="0cm" fo:line-height="100%"/>
      <style:text-properties fo:language="en" fo:country="GB"/>
    </style:style>
    <style:style style:name="P4" style:family="paragraph" style:parent-style-name="Text_20_body" style:master-page-name="Standard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language="en" fo:country="GB"/>
    </style:style>
    <style:style style:name="T3" style:family="text">
      <style:text-properties fo:font-size="14pt" fo:language="en" fo:country="GB" style:font-size-asian="14pt"/>
    </style:style>
    <style:style style:name="T4" style:family="text">
      <style:text-properties style:font-name="Symbol"/>
    </style:style>
    <style:style style:name="T5" style:family="text">
      <style:text-properties style:font-name="Symbol" fo:language="en" fo:country="GB"/>
    </style:style>
    <style:style style:name="T6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pyeditor : Mathilde Nicolas. </text:p>
      <text:p text:style-name="Text_20_body">Creator: Varlet Charles, sieur de La Grange (1635-1692).</text:p>
      <text:p text:style-name="Text_20_body">Title: Registre de La Grange (1658-1685) : précédé d'une notice biographique / publié par les soins de la Comédie-Française...[par Edouard Thierry]</text:p>
      <text:p text:style-name="Text_20_body">Date: 1664 ou postérieur. </text:p>
      <text:p text:style-name="Text_20_body">Bibl: Varlet Charles, sieur de La Grange, <text:span text:style-name="T1">Registre de La Grange (1658-1685) : précédé d'une notice biographique / publié par les soins de la Comédie-Française...[par Edouard Thierry]</text:span>, Paris, J. Claye ? , 1664 ou postérieur.</text:p>
      <text:p text:style-name="Standard"/>
      <text:p text:style-name="Text_20_body"><text:span text:style-name="_3c_pb_3e_">62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text:span text:style-name="_3c_date_3e_">Vendredy 25 Januier</text:span><text:span text:style-name="T2">.</text:span><text:span text:style-name="T3"> </text:span><text:span text:style-name="T4"></text:span><text:span text:style-name="T2"> Bradamante. Le Benest.</text:span></text:p>
          </table:table-cell>
          <table:table-cell table:style-name="Tableau1.A1" office:value-type="string">
            <text:p text:style-name="P2"><text:span text:style-name="T2">561lt</text:span></text:p>
            <text:p text:style-name="P3"/>
          </table:table-cell>
          <table:table-cell table:style-name="Tableau1.A1" office:value-type="string">
            <text:p text:style-name="P2"><text:span text:style-name="T2">Part. 31lt 5s</text:span></text:p>
            <text:p text:style-name="P3"/>
          </table:table-cell>
        </table:table-row>
        <table:table-row table:style-name="Tableau1.2">
          <table:table-cell table:style-name="Tableau1.A1" office:value-type="string">
            <text:p text:style-name="P2"><text:span text:style-name="_3c_date_3e_">Dimanche 27 Januier</text:span>. <text:span text:style-name="T4"></text:span> Idem.</text:p>
          </table:table-cell>
          <table:table-cell table:style-name="Tableau1.A1" office:value-type="string">
            <text:p text:style-name="P2">693lt</text:p>
          </table:table-cell>
          <table:table-cell table:style-name="Tableau1.A1" office:value-type="string">
            <text:p text:style-name="P2">Part. <text:span text:style-name="_3c_persName_3e_">Mr de Guise</text:span> doit sa loge 44lt. <text:span text:style-name="T2">39lt</text:span></text:p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 29me</text:span><text:span text:style-name="T2">. </text:span><text:span text:style-name="T4"></text:span><text:span text:style-name="T2"> Idem.</text:span></text:p>
          </table:table-cell>
          <table:table-cell table:style-name="Tableau1.A1" office:value-type="string">
            <text:p text:style-name="P2"><text:span text:style-name="T2">266lt</text:span></text:p>
          </table:table-cell>
          <table:table-cell table:style-name="Tableau1.A1" office:value-type="string">
            <text:p text:style-name="P2"><text:span text:style-name="T2">Part. <text:s/>11lt</text:span></text:p>
          </table:table-cell>
        </table:table-row>
        <table:table-row table:style-name="Tableau1.1">
          <table:table-cell table:style-name="Tableau1.A1" office:value-type="string">
            <text:p text:style-name="P2">Le mesmes Jour <text:span text:style-name="_3c_date_3e_">Mardy 29me</text:span>. <text:span text:style-name="T4"></text:span> Commancé <text:span text:style-name="_3c_placeName_3e_">au Louure</text:span> deuant <text:span text:style-name="_3c_persName_3e_">le Roy</text:span>, dans <text:span text:style-name="_3c_placeName_3e_">l’Apartement bas</text:span> de <text:span text:style-name="_3c_persName_3e_">la Reyne Mere</text:span> : Le Mariage forcé, <text:span text:style-name="_3c_tech_3e_">Comedie-Balet</text:span>. Et le <text:span text:style-name="_3c_date_3e_">Jeudi 31me</text:span>. Idem.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Vendredy Ier Feurier</text:span>. <text:span text:style-name="T4"></text:span> Grande Benest, tout seul.</text:p>
          </table:table-cell>
          <table:table-cell table:style-name="Tableau1.A1" office:value-type="string">
            <text:p text:style-name="P2"><text:span text:style-name="T2">187lt</text:span></text:p>
            <text:p text:style-name="P3"/>
          </table:table-cell>
          <table:table-cell table:style-name="Tableau1.A1" office:value-type="string">
            <text:p text:style-name="P2"><text:span text:style-name="T2">Part. <text:s/>6lt 5s </text:span>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3me Feurier</text:span>. <text:span text:style-name="T4"></text:span> Idem, tout seul.</text:p>
          </table:table-cell>
          <table:table-cell table:style-name="Tableau1.A1" office:value-type="string">
            <text:p text:style-name="P2"><text:span text:style-name="T2">450lt</text:span></text:p>
            <text:p text:style-name="P3"/>
          </table:table-cell>
          <table:table-cell table:style-name="Tableau1.A1" office:value-type="string">
            <text:p text:style-name="P2"><text:span text:style-name="T2">Part. 25lt 15s</text:span>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Le <text:span text:style-name="_3c_date_3e_">Lundy 4me</text:span>. <text:span text:style-name="T4"></text:span> Le mesme Balet du Mariage forcé chez <text:span text:style-name="_3c_persName_3e_">MADAME</text:span>, au <text:span text:style-name="_3c_placeName_3e_">pallais Royal</text:span>. 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 5me</text:span>. <text:span text:style-name="T4"></text:span> Au Grand Benest de Fils</text:p>
          </table:table-cell>
          <table:table-cell table:style-name="Tableau1.A1" office:value-type="string">
            <text:p text:style-name="P2"><text:span text:style-name="T2">119lt 10s</text:span></text:p>
            <text:p text:style-name="P3"/>
          </table:table-cell>
          <table:table-cell table:style-name="Tableau1.A1" office:value-type="string">
            <text:p text:style-name="P2"><text:span text:style-name="T2">Part. Neant.</text:span>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Vendredy 8</text:span>. <text:span text:style-name="T4"></text:span> Le Cocu et Grand Benest </text:p>
          </table:table-cell>
          <table:table-cell table:style-name="Tableau1.A1" office:value-type="string">
            <text:p text:style-name="P2">120lt</text:p>
            <text:p text:style-name="P3"/>
          </table:table-cell>
          <table:table-cell table:style-name="Tableau1.A1" office:value-type="string">
            <text:p text:style-name="P2">Part. 3lt</text:p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2">Le <text:span text:style-name="_3c_date_3e_">Samedy 9me Feurier</text:span>. <text:span text:style-name="T4"></text:span> Le <text:span text:style-name="_3c_tech_3e_">Ballet</text:span> chez <text:span text:style-name="_3c_persName_3e_">MADAME</text:span>.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Dimanche 10me</text:span>. <text:span text:style-name="T4"></text:span> L’Escolle des Femmes. </text:p>
          </table:table-cell>
          <table:table-cell table:style-name="Tableau1.A1" office:value-type="string">
            <text:p text:style-name="P2">454lt</text:p>
            <text:p text:style-name="P2"/>
          </table:table-cell>
          <table:table-cell table:style-name="Tableau1.A1" office:value-type="string">
            <text:p text:style-name="P2">Part. 26lt 10s</text:p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_3c_date_3e_">Mardy</text:span>. Relasche.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ext:soft-page-break/>
        <table:table-row table:style-name="Tableau1.1">
          <table:table-cell table:style-name="Tableau1.A1" office:value-type="string">
            <text:p text:style-name="P2"><text:span text:style-name="_3c_date_3e_">Vendredy 15me</text:span>. <text:span text:style-name="T4"></text:span> Mariage forcé auec le Ballet et les Ornemens.</text:p>
            <text:p text:style-name="P2"><text:span text:style-name="T6">Piece Nolle de </text:span><text:span text:style-name="_3c_persName_3e_"><text:span text:style-name="T6">Mr de Moliere</text:span></text:span><text:span text:style-name="T6">.</text:span></text:p>
          </table:table-cell>
          <table:table-cell table:style-name="Tableau1.A1" office:value-type="string">
            <text:p text:style-name="P2">1215lt 10s</text:p>
            <text:p text:style-name="P2"/>
          </table:table-cell>
          <table:table-cell table:style-name="Tableau1.A1" office:value-type="string">
            <text:p text:style-name="P2">Part. 31<text:span text:style-name="T2">lt</text:span></text:p>
            <text:p text:style-name="P3"/>
          </table:table-cell>
        </table:table-row>
      </table:table>
      <text:p text:style-name="Text_20_body"><text:tab/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">Frais ordinaires</text:p>
          </table:table-cell>
          <table:table-cell table:style-name="Tableau2.A1" office:value-type="string">
            <text:p text:style-name="P2">50lt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Exres</text:span></text:p>
          </table:table-cell>
          <table:table-cell table:style-name="Tableau2.A1" office:value-type="string">
            <text:p text:style-name="P2"><text:span text:style-name="T2">3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persName_3e_">Soldatz</text:span></text:p>
          </table:table-cell>
          <table:table-cell table:style-name="Tableau2.A1" office:value-type="string">
            <text:p text:style-name="P2"><text:span text:style-name="T2">12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tech_3e_">Feu et Chandelle</text:span></text:p>
          </table:table-cell>
          <table:table-cell table:style-name="Tableau2.A1" office:value-type="string">
            <text:p text:style-name="P2">6lt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persName_3e_">12 Violons</text:span></text:p>
          </table:table-cell>
          <table:table-cell table:style-name="Tableau2.A1" office:value-type="string">
            <text:p text:style-name="P2"><text:span text:style-name="T2">36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persName_3e_">Ritournel &amp; Clauessin</text:span></text:p>
          </table:table-cell>
          <table:table-cell table:style-name="Tableau2.A1" office:value-type="string">
            <text:p text:style-name="P2"><text:span text:style-name="T2">7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persName_3e_">Danseurs</text:span></text:p>
          </table:table-cell>
          <table:table-cell table:style-name="Tableau2.A1" office:value-type="string">
            <text:p text:style-name="P2"><text:span text:style-name="T2">45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tech_3e_">Musique</text:span></text:p>
          </table:table-cell>
          <table:table-cell table:style-name="Tableau2.A1" office:value-type="string">
            <text:p text:style-name="P2"><text:span text:style-name="T2">5lt</text:span></text:p>
          </table:table-cell>
        </table:table-row>
        <table:table-row table:style-name="Tableau2.1">
          <table:table-cell table:style-name="Tableau2.A1" office:value-type="string">
            <text:p text:style-name="P2">Crosnier</text:p>
          </table:table-cell>
          <table:table-cell table:style-name="Tableau2.A1" office:value-type="string">
            <text:p text:style-name="P2">3lt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tech_3e_">Bas de soye</text:span></text:p>
          </table:table-cell>
          <table:table-cell table:style-name="Tableau2.A1" office:value-type="string">
            <text:p text:style-name="P2"><text:span text:style-name="T2">55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En vin repetitions</text:span></text:p>
          </table:table-cell>
          <table:table-cell table:style-name="Tableau2.A1" office:value-type="string">
            <text:p text:style-name="P2"><text:span text:style-name="T2">30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persName_3e_">Hautbois</text:span>, retranchez</text:p>
          </table:table-cell>
          <table:table-cell table:style-name="Tableau2.A1" office:value-type="string">
            <text:p text:style-name="P2">40 lt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tech_3e_">Bas de soye</text:span></text:p>
          </table:table-cell>
          <table:table-cell table:style-name="Tableau2.A1" office:value-type="string">
            <text:p text:style-name="P2">66lt 15s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A </text:span><text:span text:style-name="_3c_persName_3e_">M. de Brecourt</text:span></text:p>
          </table:table-cell>
          <table:table-cell table:style-name="Tableau2.A1" office:value-type="string">
            <text:p text:style-name="P2"><text:span text:style-name="T2">14 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tech_3e_">Escarpins</text:span></text:p>
          </table:table-cell>
          <table:table-cell table:style-name="Tableau2.A1" office:value-type="string">
            <text:p text:style-name="P2"><text:span text:style-name="T2">45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A </text:span><text:span text:style-name="_3c_persName_3e_">Prouost</text:span></text:p>
          </table:table-cell>
          <table:table-cell table:style-name="Tableau2.A1" office:value-type="string">
            <text:p text:style-name="P2"><text:span text:style-name="T2">16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_3c_tech_3e_">Habitz</text:span></text:p>
          </table:table-cell>
          <table:table-cell table:style-name="Tableau2.A1" office:value-type="string">
            <text:p text:style-name="P2"><text:span text:style-name="T2">330 lt</text:span></text:p>
          </table:table-cell>
        </table:table-row>
        <table:table-row table:style-name="Tableau2.1">
          <table:table-cell table:style-name="Tableau2.A1" office:value-type="string">
            <text:p text:style-name="P2"><text:span text:style-name="T2">A </text:span><text:span text:style-name="_3c_persName_3e_">Mr Baraillon</text:span></text:p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2">Cas impréuus</text:p>
          </table:table-cell>
          <table:table-cell table:style-name="Tableau2.A1" office:value-type="string">
            <text:p text:style-name="P3"/>
          </table:table-cell>
        </table:table-row>
      </table:table>
      <text:p text:style-name="Text_20_body"/>
      <text:p text:style-name="Text_20_body"><text:span text:style-name="_3c_pb_3e_">63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">Donné à <text:span text:style-name="_3c_persName_3e_">Mr de Beauchamps</text:span> pr faire <text:span text:style-name="_3c_tech_3e_">le Ballet</text:span></text:p>
          </table:table-cell>
          <table:table-cell table:style-name="Tableau3.A1" office:value-type="string">
            <text:p text:style-name="P2">cinqte Louis d’or, cy 550lt.</text:p>
            <text:p text:style-name="P2"><text:span text:style-name="T6">Donné aux </text:span><text:span text:style-name="_3c_persName_3e_"><text:span text:style-name="T6">Capucins</text:span></text:span><text:span text:style-name="T6"> tous les restes des Chambrées de 20s. 45s. 24s. &amp;c.</text:span></text:p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Dimanche 17 Feurier</text:span>. <text:span text:style-name="T5"></text:span> Mariage forcé</text:p>
          </table:table-cell>
          <table:table-cell table:style-name="Tableau3.A1" office:value-type="string">
            <text:p text:style-name="P2">1509lt</text:p>
            <text:p text:style-name="P2"/>
          </table:table-cell>
          <table:table-cell table:style-name="Tableau3.A1" office:value-type="string">
            <text:p text:style-name="P2">Partagé 47lt </text:p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Mardy 19me</text:span>. <text:span text:style-name="T5"></text:span> Mariage forcé</text:p>
          </table:table-cell>
          <table:table-cell table:style-name="Tableau3.A1" office:value-type="string">
            <text:p text:style-name="P2">745lt</text:p>
            <text:p text:style-name="P2"/>
          </table:table-cell>
          <table:table-cell table:style-name="Tableau3.A1" office:value-type="string">
            <text:p text:style-name="P2">Part. 34lt 10s</text:p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Vendredy 22me</text:span><text:span text:style-name="T2">. </text:span><text:span text:style-name="T5"></text:span><text:span text:style-name="T2"> idem</text:span></text:p>
          </table:table-cell>
          <table:table-cell table:style-name="Tableau3.A1" office:value-type="string">
            <text:p text:style-name="P2"><text:span text:style-name="T2">1254lt</text:span></text:p>
          </table:table-cell>
          <table:table-cell table:style-name="Tableau3.A1" office:value-type="string">
            <text:p text:style-name="P2"><text:span text:style-name="T2">Part. 63lt 10s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Dimanche GRAS 24me</text:span><text:span text:style-name="T2">. </text:span><text:span text:style-name="T5"></text:span><text:span text:style-name="T2"> idem</text:span></text:p>
            <text:p text:style-name="P2"/>
          </table:table-cell>
          <table:table-cell table:style-name="Tableau3.A1" office:value-type="string">
            <text:p text:style-name="P2"><text:span text:style-name="T2">1270lt</text:span></text:p>
            <text:p text:style-name="P2"/>
          </table:table-cell>
          <table:table-cell table:style-name="Tableau3.A1" office:value-type="string">
            <text:p text:style-name="P2"><text:span text:style-name="T2">Part. 64lt</text:span></text:p>
            <text:p text:style-name="P2"/>
          </table:table-cell>
        </table:table-row>
        <text:soft-page-break/>
        <table:table-row table:style-name="Tableau3.1">
          <table:table-cell table:style-name="Tableau3.A1" office:value-type="string">
            <text:p text:style-name="P2"><text:span text:style-name="_3c_date_3e_">Mardy Gras 26me</text:span><text:span text:style-name="T2">. </text:span><text:span text:style-name="T5"></text:span><text:span text:style-name="T2"> Idem</text:span></text:p>
          </table:table-cell>
          <table:table-cell table:style-name="Tableau3.A1" office:value-type="string">
            <text:p text:style-name="P2"><text:span text:style-name="T2">600lt</text:span></text:p>
          </table:table-cell>
          <table:table-cell table:style-name="Tableau3.A1" office:value-type="string">
            <text:p text:style-name="P2">Part. 27lt 5s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Ce jourd’huy</text:span>, <text:span text:style-name="_3c_persName_3e_">Mr de la Torilliere</text:span> a compté auec <text:span text:style-name="_3c_persName_3e_">la Troupe</text:span> des sommes qui luy auoient esté mises entre les mains pr les cas impreuus. <office:annotation office:name="__Annotation__385_908942097"><dc:creator>Windows User</dc:creator><dc:date>2020-03-20T14:20:00.74</dc:date><textooo:sender-initials>WU</textooo:sender-initials><text:p>A mettre dans les sommes ?</text:p></office:annotation>Il est demeuré reliquataire de 22lt<office:annotation-end office:name="__Annotation__385_908942097"/> qu’il a donné à <text:span text:style-name="_3c_persName_3e_">Mr Baraillon</text:span> sur ce qui luy est deub. 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Vendredy 29 Feurier</text:span>. <text:span text:style-name="T5"></text:span> Mariage forcé.</text:p>
          </table:table-cell>
          <table:table-cell table:style-name="Tableau3.A1" office:value-type="string">
            <text:p text:style-name="P2">464lt</text:p>
            <text:p text:style-name="P2"/>
          </table:table-cell>
          <table:table-cell table:style-name="Tableau3.A1" office:value-type="string">
            <text:p text:style-name="P2">Partagé 18lt</text:p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Dimanche 2me MARS</text:span>. <text:span text:style-name="T4"></text:span> <text:span text:style-name="T2">Idem</text:span></text:p>
          </table:table-cell>
          <table:table-cell table:style-name="Tableau3.A1" office:value-type="string">
            <text:p text:style-name="P2"><text:span text:style-name="T2">305lt</text:span></text:p>
            <text:p text:style-name="P2"/>
          </table:table-cell>
          <table:table-cell table:style-name="Tableau3.A1" office:value-type="string">
            <text:p text:style-name="P2"><text:span text:style-name="T2">Part. 7lt 15s</text:span></text:p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Mardy 4me</text:span><text:span text:style-name="T2">. </text:span><text:span text:style-name="T5"></text:span><text:span text:style-name="T2"> Idem</text:span></text:p>
          </table:table-cell>
          <table:table-cell table:style-name="Tableau3.A1" office:value-type="string">
            <text:p text:style-name="P2"><text:span text:style-name="T2">500lt</text:span></text:p>
          </table:table-cell>
          <table:table-cell table:style-name="Tableau3.A1" office:value-type="string">
            <text:p text:style-name="P2"><text:span text:style-name="T2">Part. 21lt 10s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Vendredy 7 Mars</text:span><text:span text:style-name="T2">. </text:span><text:span text:style-name="T5"></text:span><text:span text:style-name="T2"> Idem</text:span></text:p>
          </table:table-cell>
          <table:table-cell table:style-name="Tableau3.A1" office:value-type="string">
            <text:p text:style-name="P2"><text:span text:style-name="T2">200lt</text:span></text:p>
          </table:table-cell>
          <table:table-cell table:style-name="Tableau3.A1" office:value-type="string">
            <text:p text:style-name="P2"><text:span text:style-name="T2">Part. 2lt 5s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Dimanche 9me</text:span><text:span text:style-name="T2">. </text:span><text:span text:style-name="T5"></text:span><text:span text:style-name="T2"> Idem</text:span></text:p>
          </table:table-cell>
          <table:table-cell table:style-name="Tableau3.A1" office:value-type="string">
            <text:p text:style-name="P2"><text:span text:style-name="T2">400lt</text:span></text:p>
          </table:table-cell>
          <table:table-cell table:style-name="Tableau3.A1" office:value-type="string">
            <text:p text:style-name="P2"><text:span text:style-name="T2">12lt 15s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Mardy 11me Mars</text:span><text:span text:style-name="T2">. </text:span><text:span text:style-name="T5"></text:span><text:span text:style-name="T2"> Idem</text:span></text:p>
          </table:table-cell>
          <table:table-cell table:style-name="Tableau3.A1" office:value-type="string">
            <text:p text:style-name="P2"><text:span text:style-name="T2">265lt</text:span></text:p>
          </table:table-cell>
          <table:table-cell table:style-name="Tableau3.A1" office:value-type="string">
            <text:p text:style-name="P2"><text:span text:style-name="T2">Part. 6lt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Vendredy 14me</text:span><text:span text:style-name="T2">.</text:span>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2"><text:span text:style-name="T2">P. Neant.</text:span></text:p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Dimanche 16 Mars</text:span>. <text:span text:style-name="T5"></text:span> L’Escolle des Maris et l’Impromptu de Versailles.</text:p>
          </table:table-cell>
          <table:table-cell table:style-name="Tableau3.A1" office:value-type="string">
            <text:p text:style-name="P2"><text:span text:style-name="T2">486lt</text:span></text:p>
            <text:p text:style-name="P3"/>
          </table:table-cell>
          <table:table-cell table:style-name="Tableau3.A1" office:value-type="string">
            <text:p text:style-name="P2"><text:span text:style-name="T2">Part. 24lt 15s</text:span></text:p>
            <text:p text:style-name="P3"/>
          </table:table-cell>
        </table:table-row>
        <table:table-row table:style-name="Tableau3.1">
          <table:table-cell table:style-name="Tableau3.A1" office:value-type="string">
            <text:p text:style-name="P2"><text:span text:style-name="_3c_date_3e_">Le mesme Jour</text:span>, l’Escol. des M. et l’Impromp. chez <text:span text:style-name="_3c_persName_3e_">Made de Rambouillet</text:span></text:p>
          </table:table-cell>
          <table:table-cell table:style-name="Tableau3.A1" office:value-type="string">
            <text:p text:style-name="P2">330lt</text:p>
            <text:p text:style-name="P2"/>
          </table:table-cell>
          <table:table-cell table:style-name="Tableau3.A1" office:value-type="string">
            <text:p text:style-name="P2">Part. Payé des frais. Neant.</text:p>
            <text:p text:style-name="P2"/>
          </table:table-cell>
        </table:table-row>
        <table:table-row table:style-name="Tableau3.1">
          <table:table-cell table:style-name="Tableau3.A1" office:value-type="string">
            <text:p text:style-name="P2"><text:span text:style-name="T2">INTERRUPTION</text:span></text:p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1"/>
      <text:p text:style-name="Text_20_body"><text:span text:style-name="_3c_pb_3e_">64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><text:span text:style-name="_3c_date_3e_">Dimanche 23 Mars</text:span>. <text:span text:style-name="T5"></text:span> L’Escolle des Fem.</text:p>
          </table:table-cell>
          <table:table-cell table:style-name="Tableau4.A1" office:value-type="string">
            <text:p text:style-name="P2"><text:span text:style-name="T2">350lt</text:span></text:p>
            <text:p text:style-name="P3"/>
          </table:table-cell>
          <table:table-cell table:style-name="Tableau4.A1" office:value-type="string">
            <text:p text:style-name="P2"><text:span text:style-name="T2">Part. 18lt 10s</text:span></text:p>
            <text:p text:style-name="P3"/>
          </table:table-cell>
        </table:table-row>
        <table:table-row table:style-name="Tableau4.1">
          <table:table-cell table:style-name="Tableau4.A1" office:value-type="string">
            <text:p text:style-name="P2"><text:span text:style-name="_3c_date_3e_">Mardy</text:span><text:span text:style-name="T2">. Neant. </text:span></text:p>
          </table:table-cell>
          <table:table-cell table:style-name="Tableau4.A1" office:value-type="string">
            <text:p text:style-name="P3"/>
          </table:table-cell>
          <table:table-cell table:style-name="Tableau4.A1" office:value-type="string">
            <text:p text:style-name="P3"/>
          </table:table-cell>
        </table:table-row>
        <table:table-row table:style-name="Tableau4.1">
          <table:table-cell table:style-name="Tableau4.A1" office:value-type="string">
            <text:p text:style-name="P2"><text:span text:style-name="_3c_date_3e_">Vendredy 28me</text:span>. <text:span text:style-name="T5"></text:span> Les Fascheux et le Cocu I.</text:p>
          </table:table-cell>
          <table:table-cell table:style-name="Tableau4.A1" office:value-type="string">
            <text:p text:style-name="P2"><text:span text:style-name="T2">180lt</text:span></text:p>
            <text:p text:style-name="P3"/>
          </table:table-cell>
          <table:table-cell table:style-name="Tableau4.A1" office:value-type="string">
            <text:p text:style-name="P2"><text:span text:style-name="T2">Part. 12lt 10s</text:span></text:p>
            <text:p text:style-name="P3"/>
          </table:table-cell>
        </table:table-row>
        <table:table-row table:style-name="Tableau4.1">
          <table:table-cell table:style-name="Tableau4.A1" office:value-type="string">
            <text:p text:style-name="P2">Recepte entiere pour vne part depuis le <text:span text:style-name="_3c_date_3e_">Mardy 3me Auril 1663</text:span>, jusqu’au <text:span text:style-name="_3c_date_3e_">Vendredy 28 Mars 1664</text:span> qu’on a fermé le <text:span text:style-name="_3c_placeName_3e_">Theastre</text:span>.</text:p>
          </table:table-cell>
          <table:table-cell table:style-name="Tableau4.A1" office:value-type="string">
            <text:p text:style-name="P2"><text:span text:style-name="T2">Somme. 4534lt 4s</text:span></text:p>
            <text:p text:style-name="P2"/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><text:span text:style-name="_3c_persName_3e_">Mr de Brecourt</text:span> est sorty de <text:span text:style-name="_3c_persName_3e_">la Troupe</text:span> de <text:span text:style-name="_3c_persName_3e_">MONSIEUR</text:span> pour entrer à <text:span text:style-name="_3c_placeName_3e_">l’Hostel de Bourgogne</text:span>.</text:p>
            <text:p text:style-name="P2"><text:soft-page-break/><text:span text:style-name="_3c_persName_3e_">Monsr Hubert</text:span>, Comediens au Marais, est entré à sa place. 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</table:table-row>
        <table:table-row table:style-name="Tableau4.1">
          <table:table-cell table:style-name="Tableau4.A1" office:value-type="string">
            <text:p text:style-name="P2"><text:span text:style-name="_3c_persName_3e_">Madlle du Choisy</text:span> desdomagea la moitié de <text:span text:style-name="_3c_persName_3e_">la Troupe</text:span> de sa part qu’on vouloit oster, <text:span text:style-name="_3c_persName_3e_">la Troupe</text:span> se trouuant mipartie, de sorte qu’elle tira encor sa part en remboursant ceux qui ne consentoient pas à sade part. </text:p>
          </table:table-cell>
          <table:table-cell table:style-name="Tableau4.A1" office:value-type="string">
            <text:p text:style-name="P2"/>
          </table:table-cell>
          <table:table-cell table:style-name="Tableau4.A1" office:value-type="string">
            <text:p text:style-name="P2"/>
          </table:table-cell>
        </table:table-row>
      </table:table>
      <text:p text:style-name="Text_20_body"><text:tab/></text:p>
      <text:p text:style-name="Text_20_body"><text:span text:style-name="_3c_pb_3e_">65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2"><text:span text:style-name="_3c_persName_3e_">LA TROUPE</text:span> DE <text:span text:style-name="_3c_persName_3e_">MONSIEUR</text:span> a recommancé <text:span text:style-name="_3c_date_3e_">apres Pasques</text:span> sur le Theastre du <text:span text:style-name="_3c_placeName_3e_">pallais Royal</text:span>, composée de QUATORZE PARTS, le <text:span text:style-name="_3c_date_3e_">Mardy 22me Auril</text:span>, par l’Heritier Ridiculle.</text:p>
          </table:table-cell>
          <table:table-cell table:style-name="Tableau5.A1" office:value-type="string">
            <text:p text:style-name="P2">212lt</text:p>
            <text:p text:style-name="P2"/>
          </table:table-cell>
          <table:table-cell table:style-name="Tableau5.A1" office:value-type="string">
            <text:p text:style-name="P2">Partagé. <text:span text:style-name="_3c_persName_3e_">Capucins</text:span> 57s. 9lt 12s.</text:p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Vendredy 25 Auril</text:span>. <text:span text:style-name="T5"></text:span> Cinna et Gros René escolier.</text:p>
          </table:table-cell>
          <table:table-cell table:style-name="Tableau5.A1" office:value-type="string">
            <text:p text:style-name="P2"><text:span text:style-name="T2">170lt</text:span></text:p>
            <text:p text:style-name="P2"/>
          </table:table-cell>
          <table:table-cell table:style-name="Tableau5.A1" office:value-type="string">
            <text:p text:style-name="P2"><text:span text:style-name="T2">Part. 5lt 10s</text:span></text:p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Dimanche 27 Auril</text:span>. <text:span text:style-name="T5"></text:span> Idem.</text:p>
          </table:table-cell>
          <table:table-cell table:style-name="Tableau5.A1" office:value-type="string">
            <text:p text:style-name="P2">143lt</text:p>
          </table:table-cell>
          <table:table-cell table:style-name="Tableau5.A1" office:value-type="string">
            <text:p text:style-name="P2">Part. <text:span text:style-name="_3c_persName_3e_">Capucins</text:span><text:span text:style-name="T2"> 50s. 3lt 13s.</text:span></text:p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Mardy 29me</text:span><text:span text:style-name="T2">. </text:span><text:span text:style-name="T5"></text:span><text:span text:style-name="T2"> L’Estourdy.</text:span></text:p>
          </table:table-cell>
          <table:table-cell table:style-name="Tableau5.A1" office:value-type="string">
            <text:p text:style-name="P2"><text:span text:style-name="T2">220lt</text:span></text:p>
          </table:table-cell>
          <table:table-cell table:style-name="Tableau5.A1" office:value-type="string">
            <text:p text:style-name="P2"><text:span text:style-name="T2">Part. 10lt</text:span></text:p>
          </table:table-cell>
        </table:table-row>
        <table:table-row table:style-name="Tableau5.1">
          <table:table-cell table:style-name="Tableau5.A1" office:value-type="string">
            <text:p text:style-name="P2"><text:span text:style-name="_3c_persName_3e_">La Tro</text:span><text:bookmark text:name="_GoBack"/><text:span text:style-name="_3c_persName_3e_">upe</text:span> est partye par ordre du<text:span text:style-name="_3c_persName_3e_"> Roy</text:span> pour <text:span text:style-name="_3c_placeName_3e_">Versailles</text:span> le <text:span text:style-name="_3c_date_3e_">dernier de ce mois</text:span>, et y a sejouné jusques au <text:span text:style-name="_3c_date_3e_">22me May</text:span>. On y a representé, pendant trois jours, qui fut le <text:span text:style-name="_3c_date_3e_">6me de May</text:span>, les Plaisirs de l’Isle Enchantée, dont la Princesse d’Elide fist vne Journée <text:span text:style-name="T4"></text:span> Plus les Fascheux, Mariage forcé <text:span text:style-name="T4"></text:span> et trois Actes du TARTUFFE qui estoient les premiers.</text:p>
          </table:table-cell>
          <table:table-cell table:style-name="Tableau5.A1" office:value-type="string">
            <text:p text:style-name="P2"><text:span text:style-name="T2">Receu. 4000lt</text:span></text:p>
            <text:p text:style-name="P2"/>
          </table:table-cell>
          <table:table-cell table:style-name="Tableau5.A1" office:value-type="string">
            <text:p text:style-name="P2"><text:span text:style-name="T2">Partagé. 268lt 10s</text:span></text:p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Le <text:span text:style-name="_3c_date_3e_">Dimanche 25 MAY</text:span>. <text:span text:style-name="T5"></text:span> L’Escolle des M.</text:p>
          </table:table-cell>
          <table:table-cell table:style-name="Tableau5.A1" office:value-type="string">
            <text:p text:style-name="P2">147lt</text:p>
            <text:p text:style-name="P2"/>
          </table:table-cell>
          <table:table-cell table:style-name="Tableau5.A1" office:value-type="string">
            <text:p text:style-name="P2">Part. auec la farce de la Casaque. <text:span text:style-name="T2">4lt 5s</text:span></text:p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Mardy 27 May</text:span><text:span text:style-name="T2">. </text:span><text:span text:style-name="T5"></text:span><text:span text:style-name="T2"> </text:span>D. Japhet.</text:p>
          </table:table-cell>
          <table:table-cell table:style-name="Tableau5.A1" office:value-type="string">
            <text:p text:style-name="P2">134lt</text:p>
          </table:table-cell>
          <table:table-cell table:style-name="Tableau5.A1" office:value-type="string">
            <text:p text:style-name="P2">Part. Neant. Payé des frais.</text:p>
          </table:table-cell>
        </table:table-row>
        <table:table-row table:style-name="Tableau5.1">
          <table:table-cell table:style-name="Tableau5.A1" office:value-type="string">
            <text:p text:style-name="P2">INTERRUPTION. </text:p>
          </table:table-cell>
          <table:table-cell table:style-name="Tableau5.A1" office:value-type="string">
            <text:p text:style-name="P2"/>
          </table:table-cell>
          <table:table-cell table:style-name="Tableau5.A1" office:value-type="string">
            <text:p text:style-name="P2"/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Mardy 3me JUIN</text:span><text:span text:style-name="T2">. </text:span><text:span text:style-name="T5"></text:span><text:span text:style-name="T2"> A l’Estourdy.</text:span></text:p>
          </table:table-cell>
          <table:table-cell table:style-name="Tableau5.A1" office:value-type="string">
            <text:p text:style-name="P2"><text:span text:style-name="T2">262lt</text:span></text:p>
            <text:p text:style-name="P2"/>
          </table:table-cell>
          <table:table-cell table:style-name="Tableau5.A1" office:value-type="string">
            <text:p text:style-name="P2"><text:span text:style-name="T2">Part. 7lt 10s</text:span></text:p>
            <text:p text:style-name="P2"/>
          </table:table-cell>
        </table:table-row>
        <text:soft-page-break/>
        <table:table-row table:style-name="Tableau5.1">
          <table:table-cell table:style-name="Tableau5.A1" office:value-type="string">
            <text:p text:style-name="P2"><text:span text:style-name="_3c_date_3e_">Vendredy 6me</text:span><text:span text:style-name="T2">. </text:span><text:span text:style-name="T5"></text:span><text:span text:style-name="T2"> Idem.</text:span></text:p>
          </table:table-cell>
          <table:table-cell table:style-name="Tableau5.A1" office:value-type="string">
            <text:p text:style-name="P2"><text:span text:style-name="T2">204lt</text:span></text:p>
          </table:table-cell>
          <table:table-cell table:style-name="Tableau5.A1" office:value-type="string">
            <text:p text:style-name="P2"><text:span text:style-name="T2">Part. 5lt 10s</text:span></text:p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Dimanche 8</text:span>. <text:span text:style-name="T5"></text:span> Aux Fascheux et le Cocu I.</text:p>
          </table:table-cell>
          <table:table-cell table:style-name="Tableau5.A1" office:value-type="string">
            <text:p text:style-name="P2"><text:span text:style-name="T2">420lt</text:span></text:p>
            <text:p text:style-name="P3"/>
          </table:table-cell>
          <table:table-cell table:style-name="Tableau5.A1" office:value-type="string">
            <text:p text:style-name="P2"><text:span text:style-name="T2">Part. 21lt</text:span></text:p>
            <text:p text:style-name="P3"/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Mercredy 11me</text:span><text:span text:style-name="T2">. </text:span><text:span text:style-name="T5"></text:span><text:span text:style-name="T2"> Idem.</text:span></text:p>
          </table:table-cell>
          <table:table-cell table:style-name="Tableau5.A1" office:value-type="string">
            <text:p text:style-name="P2"><text:span text:style-name="T2">406lt</text:span></text:p>
          </table:table-cell>
          <table:table-cell table:style-name="Tableau5.A1" office:value-type="string">
            <text:p text:style-name="P2"><text:span text:style-name="T2">Part. 22lt</text:span></text:p>
          </table:table-cell>
        </table:table-row>
        <table:table-row table:style-name="Tableau5.1">
          <table:table-cell table:style-name="Tableau5.A1" office:value-type="string">
            <text:p text:style-name="P2"><text:span text:style-name="_3c_date_3e_">Vendredy 13me</text:span><text:span text:style-name="T2">. </text:span><text:span text:style-name="T5"></text:span><text:span text:style-name="T2"> Idem.</text:span></text:p>
          </table:table-cell>
          <table:table-cell table:style-name="Tableau5.A1" office:value-type="string">
            <text:p text:style-name="P2"><text:span text:style-name="T2">163lt</text:span></text:p>
          </table:table-cell>
          <table:table-cell table:style-name="Tableau5.A1" office:value-type="string">
            <text:p text:style-name="P2"><text:span text:style-name="T2">Part. 4lt 5s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UI" svg:font-family="'Segoe UI'" style:font-family-generic="swiss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2</meta:editing-cycles>
    <meta:creation-date>2020-03-24T13:13:00</meta:creation-date>
    <dc:date>2020-03-24T13:19:00</dc:date>
    <meta:editing-duration>PT6S</meta:editing-duration>
    <meta:generator>OpenOffice/4.1.6$Win32 OpenOffice.org_project/416m1$Build-9790</meta:generator>
    <meta:document-statistic meta:table-count="5" meta:image-count="0" meta:object-count="0" meta:page-count="5" meta:paragraph-count="174" meta:word-count="823" meta:character-count="44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